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4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4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kaneohm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4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5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5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2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shop.micross.com/shop-default.aspx?v=2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6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6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3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1000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string">
            <text:p>bakno19</text:p>
          </table:table-cell>
          <table:table-cell table:number-columns-repeated="7"/>
          <table:table-cell office:value-type="string">
            <text:p>http://www.musikding.de/Black-Fluted-Silver-Center-19mm</text:p>
          </table:table-cell>
          <table:table-cell/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16/08/2017</text:date>, <text:time>14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4:33:58</dc:date>
    <dc:creator>Julien Delgoulet</dc:creator>
    <meta:generator>OpenOffice/4.1.2$Unix OpenOffice.org_project/412m3$Build-9782</meta:generator>
    <meta:editing-duration>PT1M40S</meta:editing-duration>
    <meta:editing-cycles>4</meta:editing-cycles>
    <meta:document-statistic meta:table-count="1" meta:cell-count="2000" meta:object-count="0"/>
  </office:meta>
</office:document-meta>
</file>